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margin-top="0.201cm" fo:margin-bottom="0.201cm" style:contextual-spacing="false"/>
      <style:text-properties officeooo:rsid="00007ab4" officeooo:paragraph-rsid="0000dc14"/>
    </style:style>
    <style:style style:name="P2" style:family="paragraph" style:parent-style-name="Standard" style:list-style-name="L3">
      <style:paragraph-properties fo:margin-top="0.201cm" fo:margin-bottom="0.201cm" style:contextual-spacing="false"/>
      <style:text-properties officeooo:paragraph-rsid="00007ab4"/>
    </style:style>
    <style:style style:name="P3" style:family="paragraph" style:parent-style-name="Standard" style:list-style-name="L3">
      <style:paragraph-properties fo:margin-top="0.201cm" fo:margin-bottom="0.201cm" style:contextual-spacing="false"/>
      <style:text-properties officeooo:rsid="0000dc14" officeooo:paragraph-rsid="0000dc14"/>
    </style:style>
    <style:style style:name="P4" style:family="paragraph" style:parent-style-name="Standard" style:list-style-name="L3">
      <style:paragraph-properties fo:margin-top="0.201cm" fo:margin-bottom="0.201cm" style:contextual-spacing="false"/>
      <style:text-properties officeooo:rsid="000103af" officeooo:paragraph-rsid="0001156d"/>
    </style:style>
    <style:style style:name="P5" style:family="paragraph" style:parent-style-name="Standard" style:list-style-name="L3">
      <style:paragraph-properties fo:margin-top="0.201cm" fo:margin-bottom="0.201cm" style:contextual-spacing="false"/>
      <style:text-properties officeooo:rsid="00013ecd" officeooo:paragraph-rsid="00013ecd"/>
    </style:style>
    <style:style style:name="P6" style:family="paragraph" style:parent-style-name="Standard" style:list-style-name="L3">
      <style:paragraph-properties fo:margin-top="0.201cm" fo:margin-bottom="0.201cm" style:contextual-spacing="false"/>
      <style:text-properties officeooo:rsid="000252b5" officeooo:paragraph-rsid="000252b5"/>
    </style:style>
    <style:style style:name="T1" style:family="text">
      <style:text-properties officeooo:rsid="00007ab4"/>
    </style:style>
    <style:style style:name="T2" style:family="text">
      <style:text-properties officeooo:rsid="0000dc14"/>
    </style:style>
    <style:style style:name="T3" style:family="text">
      <style:text-properties officeooo:rsid="000103af"/>
    </style:style>
    <style:style style:name="T4" style:family="text">
      <style:text-properties officeooo:rsid="0001156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67cm" fo:text-indent="-0.635cm" fo:margin-left="3.26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02cm" fo:text-indent="-0.635cm" fo:margin-left="3.90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37cm" fo:text-indent="-0.635cm" fo:margin-left="4.53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72cm" fo:text-indent="-0.635cm" fo:margin-left="5.17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07cm" fo:text-indent="-0.635cm" fo:margin-left="5.80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42cm" fo:text-indent="-0.635cm" fo:margin-left="6.44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77cm" fo:text-indent="-0.635cm" fo:margin-left="7.07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12cm" fo:text-indent="-0.635cm" fo:margin-left="7.71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47cm" fo:text-indent="-0.635cm" fo:margin-left="8.347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9606663" text:style-name="L3">
        <text:list-item>
          <text:p text:style-name="P2"><text:span text:style-name="T1">Letra C <text:s/>_ <text:s/>A variável apontada por pont é do tipo float .</text:span></text:p>
        </text:list-item>
        <text:list-item>
          <text:p text:style-name="P1">Letras B e D _ *<text:span text:style-name="T2">pnum é valor da variável apontada por pnum e pnum é o endereço de num.</text:span></text:p>
        </text:list-item>
        <text:list-item>
          <text:p text:style-name="P1"><text:s text:c="2"/><text:span text:style-name="T2">div=(*px)/5;</text:span></text:p>
        </text:list-item>
        <text:list-item>
          <text:p text:style-name="P3">A) p é o endereço de i que foi <text:span text:style-name="T3">atribuído pelo SO. <text:s text:c="3"/>B) *p -*q</text:span> <text:span text:style-name="T3">= = i - j == 3 - 5 == -2.</text:span></text:p>
        </text:list-item>
        <text:list-item>
          <text:p text:style-name="P4">Unsingned de endereço de i, <text:tab/>7 (valor de i+2), <text:s/><text:span text:style-name="T4">5 ponteiro para o ponteiro que aponta o endereço de i, 15 (3 * valor apontador por p, 9 <text:s/>ponteiro para o ponteiro que aponta o endereço de i+4.</text:span></text:p>
        </text:list-item>
        <text:list-item>
          <text:p text:style-name="P5">D e F.</text:p>
        </text:list-item>
        <text:list-item>
          <text:p text:style-name="P5">E , pti é o endereço não o valor.</text:p>
        </text:list-item>
        <text:list-item>
          <text:p text:style-name="P6">A, B, D, 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1:52:19.267632403</meta:creation-date>
    <dc:date>2022-10-27T16:47:11.433161510</dc:date>
    <meta:editing-duration>PT24M1S</meta:editing-duration>
    <meta:editing-cycles>1</meta:editing-cycles>
    <meta:document-statistic meta:table-count="0" meta:image-count="0" meta:object-count="0" meta:page-count="1" meta:paragraph-count="8" meta:word-count="122" meta:character-count="503" meta:non-whitespace-character-count="387"/>
    <meta:generator>LibreOffice/7.3.6.2$Linux_X86_64 LibreOffice_project/30$Build-2</meta:generator>
  </office:meta>
</office:document-meta>
</file>